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17D0000001810B7C593.png" manifest:media-type="image/png"/>
  <manifest:file-entry manifest:full-path="Pictures/100000000000019100000030A0098B42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8.468cm"/>
    </style:style>
    <style:style style:name="gr3" style:family="graphic" style:parent-style-name="standard">
      <style:graphic-properties draw:stroke="none" draw:fill="none" fo:min-height="5.69cm"/>
    </style:style>
    <style:style style:name="gr4" style:family="graphic" style:parent-style-name="standard">
      <style:graphic-properties draw:stroke="none" draw:fill="none" fo:min-height="0.713cm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outline1">
      <style:graphic-properties fo:min-height="11.93cm"/>
    </style:style>
    <style:style style:name="pr7" style:family="presentation" style:parent-style-name="Default-title">
      <style:graphic-properties draw:auto-grow-height="true" fo:min-height="3.506cm"/>
    </style:style>
    <style:style style:name="pr8" style:family="presentation" style:parent-style-name="Default-outline1" style:list-style-name="L3">
      <style:graphic-properties fo:min-height="11.93cm"/>
    </style:style>
    <style:style style:name="pr9" style:family="presentation" style:parent-style-name="Default-outline1">
      <style:graphic-properties draw:stroke="none" draw:fill="none" fo:min-height="1.268cm"/>
    </style:style>
    <style:style style:name="pr10" style:family="presentation" style:parent-style-name="Default-title">
      <style:graphic-properties draw:stroke="none" draw:fill="none" fo:min-height="15.626cm"/>
    </style:style>
    <style:style style:name="P1" style:family="paragraph">
      <style:text-properties fo:font-size="20pt"/>
    </style:style>
    <style:style style:name="P2" style:family="paragraph">
      <style:paragraph-properties fo:text-align="start"/>
    </style:style>
    <style:style style:name="P3" style:family="paragraph">
      <style:text-properties fo:font-size="26pt" style:font-size-asian="26pt" style:font-size-complex="26pt"/>
    </style:style>
    <style:style style:name="P4" style:family="paragraph">
      <style:text-properties fo:font-size="11pt" style:font-size-asian="11pt" style:font-size-complex="11pt"/>
    </style:style>
    <style:style style:name="P5" style:family="paragraph">
      <style:text-properties fo:font-size="32pt" style:font-size-asian="32pt" style:font-size-complex="32pt"/>
    </style:style>
    <style:style style:name="P6" style:family="paragraph">
      <style:paragraph-properties fo:text-align="center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40pt" style:font-size-asian="40pt" style:font-size-complex="40pt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font-size="26pt" fo:font-weight="bold" style:font-size-asian="26pt" style:font-weight-asian="bold" style:font-size-complex="26pt" style:font-weight-complex="bold"/>
    </style:style>
    <style:style style:name="T7" style:family="text">
      <style:text-properties fo:font-size="15pt" style:font-size-asian="15pt" style:font-size-complex="15pt"/>
    </style:style>
    <style:style style:name="T8" style:family="text">
      <style:text-properties fo:font-size="15pt" fo:font-weight="bold" style:font-size-asian="15pt" style:font-weight-asian="bold" style:font-size-complex="15pt" style:font-weight-complex="bold"/>
    </style:style>
    <style:style style:name="T9" style:family="text">
      <style:text-properties fo:font-size="32pt" style:font-size-asian="32pt" style:font-size-complex="32pt"/>
    </style:style>
    <style:style style:name="T10" style:family="text">
      <style:text-properties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5cm" svg:x="1.4cm" svg:y="0.837cm" presentation:class="subtitle">
          <draw:text-box>
            <text:p>Performance in JS and HTML</text:p>
            <text:p/>
            <text:p>@robashton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ntroduction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I'm Rob Ashton, I create (bad) games for fun</text:p>
              </text:list-item>
              <text:list-item>
                <text:p>This talk is about some things I have learne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ntroduction</text:p>
          </draw:text-box>
        </draw:frame>
        <draw:frame presentation:style-name="pr6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If I run a simulation at 60 frames per second</text:p>
              </text:list-item>
              <text:list-item>
                <text:p>I have 1000/60 milliseconds available per frame</text:p>
              </text:list-item>
              <text:list-item>
                <text:p>I have 16ms per frame</text:p>
              </text:list-item>
              <text:list-item>
                <text:p>I care about m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ntroduction</text:p>
          </draw:text-box>
        </draw:frame>
        <draw:frame presentation:style-name="pr4" draw:layer="layout" svg:width="24.639cm" svg:height="5.286cm" svg:x="1.4cm" svg:y="4.914cm" presentation:class="outline" presentation:user-transformed="true">
          <draw:text-box>
            <text:list text:style-name="L2">
              <text:list-item>
                <text:p>Two types of performance to consider</text:p>
                <text:list>
                  <text:list-item>
                    <text:p>Core JS performance</text:p>
                  </text:list-item>
                  <text:list-item>
                    <text:p>Interaction with the browser (CSS/HTML/etc)</text:p>
                  </text:list-item>
                </text:list>
              </text:list-item>
            </text:list>
          </draw:text-box>
        </draw:frame>
        <draw:frame presentation:style-name="pr4" draw:layer="layout" svg:width="24.639cm" svg:height="1.486cm" svg:x="1.561cm" svg:y="11.514cm" presentation:class="outline" presentation:user-transformed="true">
          <draw:text-box>
            <text:list text:style-name="L2">
              <text:list-header>
                <text:p xml:id="id1" text:id="id1">Will mostly be focusing on the first (core JS)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o... Javascript/JavaScript/JS</text:p>
          </draw:text-box>
        </draw:frame>
        <draw:frame presentation:style-name="pr6" draw:layer="layout" svg:width="24.639cm" svg:height="12.18cm" svg:x="1.4cm" svg:y="4.914cm" presentation:class="outline">
          <draw:text-box>
            <text:list text:style-name="L2">
              <text:list-item>
                <text:p>Dynamic language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ynamic language</text:p>
          </draw:text-box>
        </draw:frame>
        <draw:frame presentation:style-name="pr6" draw:layer="layout" svg:width="24.639cm" svg:height="15.6cm" svg:x="1.161cm" svg:y="4.8cm" presentation:class="outline" presentation:user-transformed="true">
          <draw:text-box>
            <text:list text:style-name="L2">
              <text:list-header>
                <text:p xml:id="id2" text:id="id2">var <text:s/>Person = function() {</text:p>
                <text:p xml:id="id3" text:id="id3"><text:s text:c="6"/>this.name = 1004</text:p>
                <text:p xml:id="id4" text:id="id4">}</text:p>
                <text:p xml:id="id5" text:id="id5"><text:span text:style-name="T1">var bob = new Person();</text:span></text:p>
                <text:p xml:id="id6" text:id="id6"><text:span text:style-name="T1">bob.name = “bob”;</text:span></text:p>
                <text:p xml:id="id7" text:id="id7"><text:span text:style-name="T1">bob.speak = function() {</text:span></text:p>
                <text:p xml:id="id8" text:id="id8"><text:span text:style-name="T1"><text:s text:c="6"/></text:span><text:span text:style-name="T1">console.log('I am not a number!');</text:span><text:span text:style-name="T1"><text:line-break/></text:span><text:span text:style-name="T1">}</text:span></text:p>
                <text:p><text:span text:style-name="T1"/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o... Javascript/JavaScript/JS</text:p>
          </draw:text-box>
        </draw:frame>
        <draw:frame presentation:style-name="pr6" draw:layer="layout" svg:width="24.639cm" svg:height="12.18cm" svg:x="1.4cm" svg:y="4.914cm" presentation:class="outline">
          <draw:text-box>
            <text:list text:style-name="L2">
              <text:list-item>
                <text:p>Dynamic language</text:p>
              </text:list-item>
              <text:list-item>
                <text:p>No direct access to memory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No direct access to memory</text:p>
          </draw:text-box>
        </draw:frame>
        <draw:frame presentation:style-name="pr6" draw:layer="layout" svg:width="24.639cm" svg:height="12.18cm" svg:x="1.4cm" svg:y="4.914cm" presentation:class="outline">
          <draw:text-box>
            <text:list text:style-name="L2">
              <text:list-header>
                <text:p xml:id="id9" text:id="id9">int* pMyCacheFriendlyArray = new int[1024];</text:p>
                <text:p/>
                <text:p xml:id="id10" text:id="id10">// DENIED :(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o optimise therefore....</text:p>
          </draw:text-box>
        </draw:frame>
        <draw:frame presentation:style-name="pr6" draw:layer="layout" svg:width="24.639cm" svg:height="12.18cm" svg:x="1.4cm" svg:y="4.914cm" presentation:class="outline">
          <draw:text-box>
            <text:list text:style-name="L2">
              <text:list-item>
                <text:p>The engine needs to try and guess our usage</text:p>
              </text:list-item>
              <text:list-item>
                <text:p>The more the engine gets it right, the faster it can run</text:p>
              </text:list-item>
              <text:list-item>
                <text:p>The engine is constrained by the limitations of JS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ip #1 – A standard behaviour of JS</text:p>
          </draw:text-box>
        </draw:frame>
        <draw:frame presentation:style-name="pr6" draw:layer="layout" svg:width="24.639cm" svg:height="12.18cm" svg:x="1.4cm" svg:y="4.914cm" presentation:class="outline">
          <draw:text-box>
            <text:list text:style-name="L2">
              <text:list-header>
                <text:p>function doSomethingCool() {</text:p>
                <text:p><text:s text:c="6"/>var x = 0;</text:p>
                <text:p><text:s text:c="6"/>if(true) {</text:p>
                <text:p><text:s text:c="10"/>var x = 5;</text:p>
                <text:p><text:s text:c="10"/>console.log(x);</text:p>
                <text:p><text:s text:c="6"/>}</text:p>
                <text:p><text:s text:c="6"/>console.log(x)</text:p>
                <text:p>}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ose x is it anyway?</text:p>
          </draw:text-box>
        </draw:frame>
        <draw:frame presentation:style-name="pr6" draw:layer="layout" svg:width="24.639cm" svg:height="12.18cm" svg:x="1.4cm" svg:y="4.914cm" presentation:class="outline">
          <draw:text-box>
            <text:list text:style-name="L2">
              <text:list-header>
                <text:p>var x = 0;</text:p>
                <text:p>function doSomething() {</text:p>
                <text:p><text:s text:c="3"/>var x = 5;</text:p>
                <text:p><text:s text:c="3"/>setTimeout(function() {</text:p>
                <text:p><text:s text:c="7"/>var x = 10;</text:p>
                <text:p><text:s text:c="7"/>setTimeout(function() {</text:p>
                <text:p><text:s text:c="11"/>console.log(x)</text:p>
                <text:p><text:s text:c="7"/>}</text:p>
                <text:p><text:s text:c="7"/>console.log(x)</text:p>
                <text:p><text:s text:c="3"/>})</text:p>
                <text:p><text:s text:c="3"/>console.log(x)</text:p>
                <text:p>}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ip #1 Keep your variables close (we'll come back to this)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ip #2 – Skinning a cat</text:p>
          </draw:text-box>
        </draw:frame>
        <draw:frame presentation:style-name="pr6" draw:layer="layout" svg:width="24.639cm" svg:height="15.486cm" svg:x="1.4cm" svg:y="4.914cm" presentation:class="outline" presentation:user-transformed="true">
          <draw:text-box>
            <text:list text:style-name="L3">
              <text:list-header>
                <text:p xml:id="id11" text:id="id11">function createCat(name) {</text:p>
              </text:list-header>
              <text:list-item>
                <text:p><text:s text:c="2"/>return {</text:p>
              </text:list-item>
              <text:list-item>
                <text:p><text:s text:c="4"/>name: name,</text:p>
              </text:list-item>
              <text:list-item>
                <text:p><text:s text:c="4"/>age: 15,</text:p>
              </text:list-item>
              <text:list-item>
                <text:p><text:s text:c="4"/>hasSkin: true,</text:p>
              </text:list-item>
              <text:list-item>
                <text:p><text:s text:c="4"/>flay: function() {</text:p>
              </text:list-item>
              <text:list-item>
                <text:p><text:s text:c="6"/>this.hasSkin = false</text:p>
              </text:list-item>
              <text:list-item>
                <text:p><text:s text:c="4"/>}</text:p>
              </text:list-item>
              <text:list-item>
                <text:p><text:s text:c="2"/>}</text:p>
              </text:list-item>
              <text:list-item>
                <text:p>}</text:p>
              </text:list-item>
            </text:list>
            <text:list text:style-name="L2">
              <text:list-header>
                <text:p>var tiggles = createCat(“tiggles”);</text:p>
                <text:p>tiggles.flay();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ip #2 - Skinning a cat</text:p>
          </draw:text-box>
        </draw:frame>
        <draw:frame presentation:style-name="pr6" draw:layer="layout" svg:width="24.639cm" svg:height="15.486cm" svg:x="1.4cm" svg:y="4.343cm" presentation:class="outline" presentation:user-transformed="true">
          <draw:text-box>
            <text:list text:style-name="L3">
              <text:list-header>
                <text:p xml:id="id12" text:id="id12">function closuredCat(name) {</text:p>
              </text:list-header>
              <text:list-item>
                <text:p xml:id="id13" text:id="id13"><text:s text:c="3"/>this.name = name</text:p>
              </text:list-item>
              <text:list-item>
                <text:p xml:id="id14" text:id="id14"><text:s text:c="3"/>this.age = 15</text:p>
              </text:list-item>
              <text:list-item>
                <text:p><text:s text:c="3"/>this.hasSkin = true</text:p>
              </text:list-item>
              <text:list-item>
                <text:p/>
              </text:list-item>
              <text:list-item>
                <text:p><text:s text:c="3"/>this.flay = function() {</text:p>
              </text:list-item>
              <text:list-item>
                <text:p><text:s text:c="5"/>this.hasSkin = false; // :(</text:p>
              </text:list-item>
              <text:list-item>
                <text:p><text:s text:c="3"/>}</text:p>
              </text:list-item>
              <text:list-item>
                <text:p><text:s text:c="3"/>return this;</text:p>
              </text:list-item>
              <text:list-item>
                <text:p>}</text:p>
              </text:list-item>
              <text:list-item>
                <text:p>var tiggles = closuredCat(“tiggles”);</text:p>
              </text:list-item>
            </text:list>
            <text:list text:style-name="L2">
              <text:list-header>
                <text:p>tiggles.flay();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ip #2 – Skinning a cat</text:p>
          </draw:text-box>
        </draw:frame>
        <draw:frame presentation:style-name="pr6" draw:layer="layout" svg:width="24.639cm" svg:height="15.086cm" svg:x="1.4cm" svg:y="4.914cm" presentation:class="outline" presentation:user-transformed="true">
          <draw:text-box>
            <text:list text:style-name="L3">
              <text:list-header>
                <text:p xml:id="id15" text:id="id15">function Cat(name) {</text:p>
              </text:list-header>
              <text:list-item>
                <text:p xml:id="id16" text:id="id16"><text:s text:c="2"/>this.name = name;</text:p>
              </text:list-item>
              <text:list-item>
                <text:p xml:id="id17" text:id="id17"><text:s text:c="2"/>this.age = 15;</text:p>
              </text:list-item>
              <text:list-item>
                <text:p><text:s text:c="2"/>this.hasSkin = true;</text:p>
              </text:list-item>
              <text:list-item>
                <text:p>}</text:p>
              </text:list-item>
              <text:list-item>
                <text:p>Cat.prototype.flay = function() {</text:p>
              </text:list-item>
              <text:list-item>
                <text:p><text:s text:c="2"/>this.hasSkin = false; // :(</text:p>
              </text:list-item>
              <text:list-item>
                <text:p>}</text:p>
              </text:list-item>
              <text:list-item>
                <text:p>var tiggles = new Cat(“tiggles”);</text:p>
              </text:list-item>
            </text:list>
            <text:list text:style-name="L2">
              <text:list-header>
                <text:p>tiggles.flay();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Use the prototype...</text:p>
          </draw:text-box>
        </draw:frame>
        <draw:frame presentation:style-name="pr6" draw:layer="layout" svg:width="24.639cm" svg:height="6.486cm" svg:x="1.4cm" svg:y="4.914cm" presentation:class="outline" presentation:user-transformed="true">
          <draw:text-box>
            <text:list text:style-name="L2">
              <text:list-item>
                <text:p>Functions are only then created once and shared everywhere</text:p>
              </text:list-item>
              <text:list-item>
                <text:p>Functions can be optimised once</text:p>
              </text:list-item>
              <text:list-item>
                <text:p>We get to skin a lot of cat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6.945cm" svg:x="1.4cm" svg:y="1.4cm" presentation:class="title" presentation:user-transformed="true">
          <draw:text-box>
            <text:p text:style-name="P2">Tip #1 Keep your variables close <text:line-break/><text:line-break/>Tip #2 – Use standard object definition patterns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Some V8 specific stuff</text:p>
          </draw:text-box>
        </draw:frame>
        <draw:frame presentation:style-name="pr6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 xml:id="id18" text:id="id18">But kinda applies to Firefox too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he standard 'point' example</text:p>
          </draw:text-box>
        </draw:frame>
        <draw:frame presentation:style-name="pr8" draw:layer="layout" svg:width="24.639cm" svg:height="12.18cm" svg:x="1.4cm" svg:y="4.914cm" presentation:class="outline" presentation:user-transformed="true">
          <draw:text-box>
            <text:list text:style-name="L3">
              <text:list-header>
                <text:p xml:id="id19" text:id="id19">var Point = function(x,y) {</text:p>
              </text:list-header>
              <text:list-item>
                <text:p xml:id="id20" text:id="id20"><text:s text:c="3"/>this.x = x</text:p>
              </text:list-item>
              <text:list-item>
                <text:p xml:id="id21" text:id="id21"><text:s text:c="3"/>this.y = y</text:p>
              </text:list-item>
              <text:list-item>
                <text:p xml:id="id22" text:id="id22">}</text:p>
              </text:list-item>
              <text:list-item>
                <text:p xml:id="id23" text:id="id23">Point.prototype = {</text:p>
              </text:list-item>
              <text:list-item>
                <text:p xml:id="id24" text:id="id24"><text:s text:c="4"/>translate: function(x,y) {</text:p>
              </text:list-item>
              <text:list-item>
                <text:p xml:id="id25" text:id="id25"><text:s text:c="7"/>this.x += x</text:p>
              </text:list-item>
              <text:list-item>
                <text:p xml:id="id26" text:id="id26"><text:s text:c="7"/>this.y += y</text:p>
              </text:list-item>
              <text:list-item>
                <text:p xml:id="id27" text:id="id27"><text:s text:c="3"/>}</text:p>
              </text:list-item>
              <text:list-item>
                <text:p xml:id="id28" text:id="id28">}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Hidden classes</text:p>
          </draw:text-box>
        </draw:frame>
        <draw:frame presentation:style-name="pr6" draw:layer="layout" svg:width="24.639cm" svg:height="10cm" svg:x="1.761cm" svg:y="4.6cm" presentation:class="outline" presentation:user-transformed="true">
          <draw:text-box>
            <text:list text:style-name="L2">
              <text:list-header>
                <text:p xml:id="id29" text:id="id29">var position = new Point(5,10);</text:p>
                <text:p/>
              </text:list-header>
              <text:list-item>
                <text:p xml:id="id30" text:id="id30">V8 goes “GREAT”</text:p>
                <text:list>
                  <text:list-item>
                    <text:p xml:id="id31" text:id="id31">“imma create a hidden class for that called Point</text:p>
                  </text:list-item>
                  <text:list-item>
                    <text:p xml:id="id32" text:id="id32">It has two fields, x and y and they're both integers</text:p>
                  </text:list-item>
                  <text:list-item>
                    <text:p xml:id="id33" text:id="id33">It has a method called translate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Hidden classes</text:p>
          </draw:text-box>
        </draw:frame>
        <draw:frame presentation:style-name="pr6" draw:layer="layout" svg:width="24.639cm" svg:height="15.686cm" svg:x="1.4cm" svg:y="4.914cm" presentation:class="outline" presentation:user-transformed="true">
          <draw:text-box>
            <text:list text:style-name="L2">
              <text:list-header>
                <text:p xml:id="id34" text:id="id34">var twod = new Point(5,10)</text:p>
                <text:p xml:id="id35" text:id="id35">var threed = new Point(5,10)</text:p>
                <text:p xml:id="id36" text:id="id36">threed.z = 5</text:p>
              </text:list-header>
              <text:list-item>
                <text:p xml:id="id37" text:id="id37">V8 goes “GREAT”</text:p>
                <text:list>
                  <text:list-item>
                    <text:p xml:id="id38" text:id="id38">Imma create a hidden class called Point</text:p>
                  </text:list-item>
                  <text:list-item>
                    <text:p xml:id="id39" text:id="id39">It has two fields, x and y and they're both integers</text:p>
                  </text:list-item>
                  <text:list-item>
                    <text:p xml:id="id40" text:id="id40">Imma use that hidden class called Point</text:p>
                  </text:list-item>
                  <text:list-item>
                    <text:p xml:id="id41" text:id="id41"><text:span text:style-name="T2">Oh crap, another field, BETTER CREATE A CLASS CALLED POINT2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voiding multiple hidden classes</text:p>
          </draw:text-box>
        </draw:frame>
        <draw:frame presentation:style-name="pr6" draw:layer="layout" svg:width="24.639cm" svg:height="12.18cm" svg:x="1.4cm" svg:y="4.914cm" presentation:class="outline">
          <draw:text-box>
            <text:list text:style-name="L2">
              <text:list-header>
                <text:p xml:id="id42" text:id="id42">var Point = function(x,y) {</text:p>
                <text:p xml:id="id43" text:id="id43"><text:s text:c="3"/>this.x = x</text:p>
                <text:p xml:id="id44" text:id="id44"><text:s text:c="3"/>this.y = y</text:p>
                <text:p xml:id="id45" text:id="id45"><text:s text:c="3"/>this.z = z</text:p>
                <text:p xml:id="id46" text:id="id46">}</text:p>
                <text:p/>
                <text:p xml:id="id47" text:id="id47">Always initialize all fields in the same order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2.153cm" svg:x="1.201cm" svg:y="1.8cm" presentation:class="title" presentation:user-transformed="true">
          <draw:text-box>
            <text:p text:style-name="P2">Tip #1 Keep your variables close <text:line-break/><text:line-break/>Tip #2 – Use standard object definition patterns<text:line-break/><text:line-break/>Tip #3 – Be consistent with object creation</text:p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How about functions?</text:p>
          </draw:text-box>
        </draw:frame>
        <draw:frame presentation:style-name="pr6" draw:layer="layout" svg:width="24.639cm" svg:height="12.18cm" svg:x="1.4cm" svg:y="4.914cm" presentation:class="outline">
          <draw:text-box>
            <text:list text:style-name="L2">
              <text:list-header>
                <text:p>function add(x,y) {</text:p>
                <text:p><text:s text:c="4"/>return x + y;</text:p>
                <text:p>}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6" draw:layer="layout" svg:width="24.639cm" svg:height="8.4cm" svg:x="1.361cm" svg:y="2cm" presentation:class="outline" presentation:user-transformed="true">
          <draw:text-box>
            <text:list text:style-name="L2">
              <text:list-header>
                <text:p xml:id="id48" text:id="id48">add(5,10);</text:p>
              </text:list-header>
              <text:list-item>
                <text:p xml:id="id49" text:id="id49">V8 goes “GREAT”</text:p>
                <text:list>
                  <text:list-item>
                    <text:p xml:id="id50" text:id="id50">I've got a function, which takes two params</text:p>
                  </text:list-item>
                  <text:list-item>
                    <text:p xml:id="id51" text:id="id51">Each param has a hidden class of type 'integer'</text:p>
                  </text:list-item>
                </text:list>
                <text:p/>
              </text:list-item>
            </text:list>
          </draw:text-box>
        </draw:frame>
        <draw:frame presentation:style-name="pr9" draw:layer="layout" svg:width="9.753cm" svg:height="2.6cm" svg:x="1.247cm" svg:y="8.8cm">
          <draw:text-box>
            <text:list text:style-name="L2">
              <text:list-header>
                <text:p xml:id="id52" text:id="id52">add(5.5,10.5)</text:p>
                <text:p/>
              </text:list-header>
            </text:list>
          </draw:text-box>
        </draw:frame>
        <draw:frame presentation:style-name="pr6" draw:layer="layout" svg:width="24.639cm" svg:height="8.4cm" svg:x="1.247cm" svg:y="10.8cm" presentation:class="outline" presentation:user-transformed="true">
          <draw:text-box>
            <text:list text:style-name="L2">
              <text:list-item>
                <text:p xml:id="id53" text:id="id53">V8 goes “GREAT”</text:p>
                <text:list>
                  <text:list-item>
                    <text:p xml:id="id54" text:id="id54">I've seen this function before!</text:p>
                  </text:list-item>
                  <text:list-item>
                    <text:p xml:id="id55" text:id="id55">Each param has a hidden class of type.. ah, double</text:p>
                  </text:list-item>
                  <text:list-item>
                    <text:p xml:id="id56" text:id="id56"><text:span text:style-name="T2">NEW FUNCTION!!</text:span></text:p>
                  </text:list-item>
                </text:list>
                <text:p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5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5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5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5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irefox is similar</text:p>
          </draw:text-box>
        </draw:frame>
        <draw:frame presentation:style-name="pr6" draw:layer="layout" svg:width="24.639cm" svg:height="12.18cm" svg:x="1.4cm" svg:y="4.914cm" presentation:class="outline">
          <draw:text-box>
            <text:list text:style-name="L2">
              <text:list-item>
                <text:p>But does some work via static analysi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5.625cm" svg:x="1.2cm" svg:y="1.2cm" presentation:class="title" presentation:user-transformed="true">
          <draw:text-box>
            <text:p text:style-name="P2">Tip #1 Keep your variables close <text:line-break/><text:line-break/>Tip #2 – Use standard object definition patterns<text:line-break/><text:line-break/>Tip #3 – Be consistent with object creation<text:line-break/><text:line-break/>Tip #4 – Favour mono-morphism</text:p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Tip #5 – Common array usages</text:p>
          </draw:text-box>
        </draw:frame>
        <draw:frame presentation:style-name="pr6" draw:layer="layout" svg:width="24.639cm" svg:height="12.18cm" svg:x="1.4cm" svg:y="4.914cm" presentation:class="outline">
          <draw:text-box>
            <text:list text:style-name="L2">
              <text:list-item>
                <text:p xml:id="id57" text:id="id57">Most collections are</text:p>
                <text:list>
                  <text:list-item>
                    <text:p xml:id="id58" text:id="id58">Small</text:p>
                  </text:list-item>
                  <text:list-item>
                    <text:p xml:id="id59" text:id="id59">Have numerical keys</text:p>
                  </text:list-item>
                  <text:list-item>
                    <text:p xml:id="id60" text:id="id60">That start from zero</text:p>
                    <text:p/>
                  </text:list-item>
                </text:list>
              </text:list-item>
              <text:list-item>
                <text:p xml:id="id61" text:id="id61">Therefore, engines are optimised for thi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10" draw:text-style-name="P2" draw:layer="layout" svg:width="26.965cm" svg:height="17.326cm" svg:x="0.635cm" svg:y="1.474cm">
          <draw:text-box>
            <text:p text:style-name="P2"><text:span text:style-name="T3">Tip #1 Keep your variables close </text:span><text:span text:style-name="T3"><text:line-break/></text:span><text:span text:style-name="T3"><text:line-break/></text:span><text:span text:style-name="T3">Tip #2 – Use standard object definition patterns</text:span><text:span text:style-name="T3"><text:line-break/></text:span><text:span text:style-name="T3"><text:line-break/></text:span><text:span text:style-name="T3">Tip #3 – Be consistent with object creation</text:span><text:span text:style-name="T3"><text:line-break/></text:span><text:span text:style-name="T3"><text:line-break/></text:span><text:span text:style-name="T3">Tip #4 – Favour mono-morphism</text:span></text:p>
            <text:p text:style-name="P2"><text:span text:style-name="T3"><text:line-break/></text:span><text:span text:style-name="T3">Tip #5 – favour small arrays, no gaps, starting at zer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ome more morsels about V8</text:p>
          </draw:text-box>
        </draw:frame>
        <draw:frame presentation:style-name="pr6" draw:layer="layout" svg:width="24.639cm" svg:height="12.18cm" svg:x="1.4cm" svg:y="4.914cm" presentation:class="outline">
          <draw:text-box>
            <text:list text:style-name="L2">
              <text:list-item>
                <text:p xml:id="id62" text:id="id62">Also have a hidden class <text:s/>type!!</text:p>
              </text:list-item>
              <text:list-item>
                <text:p xml:id="id63" text:id="id63">If arrays are full of the same type, it's fast!</text:p>
              </text:list-item>
              <text:list-item>
                <text:p xml:id="id64" text:id="id64">Doubles don't get boxed/unboxed – perf++;</text:p>
              </text:list-item>
              <text:list-item>
                <text:p xml:id="id65" text:id="id65">Two types of array, large + small</text:p>
              </text:list-item>
              <text:list-item>
                <text:p xml:id="id66" text:id="id66">Start small, grow to large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Tip #6 – What's wrong with this?</text:p>
          </draw:text-box>
        </draw:frame>
        <draw:frame draw:style-name="gr2" draw:layer="layout" svg:width="27.4cm" svg:height="8.718cm" svg:x="0cm" svg:y="4.482cm">
          <draw:text-box>
            <text:p><text:span text:style-name="T4"><text:s text:c="4"/></text:span><text:span text:style-name="T4">function calculateCollision(entity, ground) {</text:span></text:p>
            <text:p><text:span text:style-name="T4"><text:s text:c="5"/></text:span><text:span text:style-name="T5">return {</text:span></text:p>
            <text:p><text:span text:style-name="T5"><text:s text:c="9"/></text:span><text:span text:style-name="T5">left: ground.overlapsAt(entity.position.x, entity.position.y),</text:span></text:p>
            <text:p><text:span text:style-name="T5"><text:s text:c="9"/></text:span><text:span text:style-name="T5">right: ground.overlapsAt(entity.position.x + entity.width, entity.position.y)</text:span></text:p>
            <text:p><text:span text:style-name="T5"><text:s text:c="7"/></text:span><text:span text:style-name="T5">}</text:span></text:p>
            <text:p><text:span text:style-name="T4"><text:s text:c="4"/></text:span><text:span text:style-name="T4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ip #6 – How about now?</text:p>
          </draw:text-box>
        </draw:frame>
        <draw:frame draw:style-name="gr3" draw:text-style-name="P3" draw:layer="layout" svg:width="23.8cm" svg:height="8.137cm" svg:x="2.6cm" svg:y="8.6cm">
          <draw:text-box>
            <text:p><text:span text:style-name="T4"><text:s text:c="2"/></text:span><text:span text:style-name="T4">function update() {</text:span></text:p>
            <text:p><text:span text:style-name="T4"><text:s text:c="4"/></text:span><text:span text:style-name="T4">this.forEachEntity(function(entity) {</text:span></text:p>
            <text:p><text:span text:style-name="T4"><text:s text:c="7"/></text:span><text:span text:style-name="T4">var result = </text:span><text:span text:style-name="T6">calculateCollision</text:span><text:span text:style-name="T4">(entity, ground);</text:span></text:p>
            <text:p><text:span text:style-name="T4"><text:s text:c="7"/></text:span><text:span text:style-name="T4">if(result.left || result.right)</text:span></text:p>
            <text:p><text:span text:style-name="T4"><text:s text:c="9"/></text:span><text:span text:style-name="T4">entity.kill();</text:span></text:p>
            <text:p><text:span text:style-name="T4"><text:s text:c="4"/></text:span><text:span text:style-name="T4">})</text:span></text:p>
            <text:p><text:span text:style-name="T4"><text:s text:c="2"/></text:span><text:span text:style-name="T4">}</text:span></text:p>
            <text:p/>
          </draw:text-box>
        </draw:frame>
        <draw:frame draw:style-name="gr2" draw:text-style-name="P4" draw:layer="layout" svg:width="19cm" svg:height="8.718cm" svg:x="3.4cm" svg:y="4.482cm">
          <draw:text-box>
            <text:p><text:span text:style-name="T7"><text:s text:c="4"/></text:span><text:span text:style-name="T7">function </text:span><text:span text:style-name="T8">calculateCollision</text:span><text:span text:style-name="T7">(entity, ground) {</text:span></text:p>
            <text:p><text:span text:style-name="T7"><text:s text:c="7"/></text:span><text:span text:style-name="T7">return {</text:span></text:p>
            <text:p><text:span text:style-name="T7"><text:s text:c="9"/></text:span><text:span text:style-name="T7">left: ground.overlapsAt(entity.x),</text:span></text:p>
            <text:p><text:span text:style-name="T7"><text:s text:c="9"/></text:span><text:span text:style-name="T7">right: ground.overlapsAt(entity.y)</text:span></text:p>
            <text:p><text:span text:style-name="T7"><text:s text:c="7"/></text:span><text:span text:style-name="T7">}</text:span></text:p>
            <text:p><text:span text:style-name="T7"><text:s text:c="4"/></text:span><text:span text:style-name="T7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01cm" svg:y="0.837cm" presentation:class="title" presentation:user-transformed="true">
          <draw:text-box>
            <text:p>Tip #6 – and now?</text:p>
          </draw:text-box>
        </draw:frame>
        <draw:frame draw:style-name="gr3" draw:text-style-name="P3" draw:layer="layout" svg:width="23.8cm" svg:height="5.94cm" svg:x="3.8cm" svg:y="8.46cm">
          <draw:text-box>
            <text:p><text:span text:style-name="T7"><text:s text:c="2"/></text:span><text:span text:style-name="T7">function </text:span><text:span text:style-name="T8">update</text:span><text:span text:style-name="T7">() {</text:span></text:p>
            <text:p><text:span text:style-name="T7"><text:s text:c="4"/></text:span><text:span text:style-name="T7">this.forEachEntity(function(entity) {</text:span></text:p>
            <text:p><text:span text:style-name="T7"><text:s text:c="7"/></text:span><text:span text:style-name="T7">var result = </text:span><text:span text:style-name="T8">calculateCollision</text:span><text:span text:style-name="T7">(entity, ground);</text:span></text:p>
            <text:p><text:span text:style-name="T7"><text:s text:c="7"/></text:span><text:span text:style-name="T7">if(result.left || result.right)</text:span></text:p>
            <text:p><text:span text:style-name="T7"><text:s text:c="9"/></text:span><text:span text:style-name="T7">entity.kill();</text:span></text:p>
            <text:p><text:span text:style-name="T7"><text:s text:c="4"/></text:span><text:span text:style-name="T7">})</text:span></text:p>
            <text:p><text:span text:style-name="T7"><text:s text:c="2"/></text:span><text:span text:style-name="T7">}</text:span></text:p>
            <text:p/>
          </draw:text-box>
        </draw:frame>
        <draw:frame draw:style-name="gr2" draw:text-style-name="P4" draw:layer="layout" svg:width="19cm" svg:height="8.718cm" svg:x="3.401cm" svg:y="4.482cm">
          <draw:text-box>
            <text:p><text:span text:style-name="T7"><text:s text:c="4"/></text:span><text:span text:style-name="T7">function </text:span><text:span text:style-name="T8">calculateCollision</text:span><text:span text:style-name="T7">(entity, ground) {</text:span></text:p>
            <text:p><text:span text:style-name="T7"><text:s text:c="7"/></text:span><text:span text:style-name="T7">return {</text:span></text:p>
            <text:p><text:span text:style-name="T7"><text:s text:c="9"/></text:span><text:span text:style-name="T7">left: ground.overlapsAt(entity.x),</text:span></text:p>
            <text:p><text:span text:style-name="T7"><text:s text:c="9"/></text:span><text:span text:style-name="T7">right: ground.overlapsAt(entity.y)</text:span></text:p>
            <text:p><text:span text:style-name="T7"><text:s text:c="7"/></text:span><text:span text:style-name="T7">}</text:span></text:p>
            <text:p><text:span text:style-name="T7"><text:s text:c="4"/></text:span><text:span text:style-name="T7">}</text:span></text:p>
          </draw:text-box>
        </draw:frame>
        <draw:frame draw:style-name="gr4" draw:text-style-name="P5" draw:layer="layout" svg:width="19.961cm" svg:height="1.517cm" svg:x="3.239cm" svg:y="13.2cm">
          <draw:text-box>
            <text:p><text:span text:style-name="T9"><text:s text:c="2"/></text:span><text:span text:style-name="T9">setInterval(</text:span><text:span text:style-name="T10">update</text:span><text:span text:style-name="T9">, 1000/30)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o the profiler (before)!</text:p>
          </draw:text-box>
        </draw:frame>
        <draw:frame draw:style-name="gr5" draw:text-style-name="P6" draw:layer="layout" svg:width="22.009cm" svg:height="8cm" svg:x="2.791cm" svg:y="5cm">
          <draw:image xlink:href="Pictures/100000000000019100000030A0098B4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o the profiler (after)!</text:p>
          </draw:text-box>
        </draw:frame>
        <draw:frame draw:style-name="gr5" draw:text-style-name="P6" draw:layer="layout" svg:width="17.8cm" svg:height="5.4cm" svg:x="4.4cm" svg:y="6.6cm">
          <draw:image xlink:href="Pictures/100000000000017D0000001810B7C59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voiding GC hell</text:p>
          </draw:text-box>
        </draw:frame>
        <draw:frame presentation:style-name="pr6" draw:layer="layout" svg:width="24.639cm" svg:height="12.18cm" svg:x="1.4cm" svg:y="4.914cm" presentation:class="outline">
          <draw:text-box>
            <text:list text:style-name="L2">
              <text:list-item>
                <text:p>Re-use objects where possible</text:p>
              </text:list-item>
              <text:list-item>
                <text:p>Don't return 'tuples' from functions</text:p>
              </text:list-item>
              <text:list-item>
                <text:p>Prefer primitive value types</text:p>
              </text:list-item>
              <text:list-item>
                <text:p>Do this <text:span text:style-name="T2">EVERYWHERE</text:span></text:p>
              </text:list-item>
              <text:list-item>
                <text:p><text:span text:style-name="T2">This is especially important on mobile device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Bitstream Vera Sans'" style:font-family-generic-asian="system" style:font-pitch-asian="variable" style:font-size-asian="24pt" style:language-asian="zh" style:country-asian="CN" style:font-family-complex="'Bitstream Vera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Rob Ashton</meta:initial-creator>
    <meta:creation-date>2012-11-28T17:38:52</meta:creation-date>
    <dc:date>2012-11-28T22:31:45</dc:date>
    <dc:creator>Rob Ashton</dc:creator>
    <meta:editing-duration>PT2H53M38S</meta:editing-duration>
    <meta:editing-cycles>41</meta:editing-cycles>
    <meta:generator>LibreOffice/3.5$Linux_X86_64 LibreOffice_project/350m1$Build-2</meta:generator>
    <meta:document-statistic meta:object-count="164"/>
  </office:meta>
</office:document-meta>
</file>